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WidgetListenerBuilder.buildListener( Element element , Class listenerCla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ScriptWidgetListenerBuild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